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4.184cm"/>
    </style:style>
    <style:style style:name="co5" style:family="table-column">
      <style:table-column-properties fo:break-before="auto" style:column-width="5.793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0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JsonTypeSerializ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erviceStack.Text.Comm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yste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ystem.Data.Linq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ystem.Globalizat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ystem.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System.Text</text:p>
          </table:table-cell>
          <table:table-cell table:number-columns-repeated="2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sonTypeSerializer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ITypeSerializer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ield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ITypeSerializer</text:p>
          </table:table-cell>
          <table:table-cell office:value-type="string" calcext:value-type="string">
            <text:p>Instanc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readonly</text:p>
          </table:table-cell>
          <table:table-cell office:value-type="string" calcext:value-type="string">
            <text:p>bool[]</text:p>
          </table:table-cell>
          <table:table-cell office:value-type="string" calcext:value-type="string">
            <text:p>WhiteSpaceFlags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Propertie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cludeNullValues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ge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AttrInObject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get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ethod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nvertFromUtf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tf3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EmptyMa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esc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put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Methods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atItemSeperatorOrMapEnd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tMap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atMapKeySeper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EatMapStart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tTypeValu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tValu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atWhitespac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ParseStringDelegate</text:p>
          </table:table-cell>
          <table:table-cell office:value-type="string" calcext:value-type="string">
            <text:p>GetParseF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ParseStringDelegate</text:p>
          </table:table-cell>
          <table:table-cell office:value-type="string" calcext:value-type="string">
            <text:p>GetParseFn&lt;T&gt;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TypeInfo</text:p>
          </table:table-cell>
          <table:table-cell office:value-type="string" calcext:value-type="string">
            <text:p>GetTypeInf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{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WriteObjectDelegate</text:p>
          </table:table-cell>
          <table:table-cell office:value-type="string" calcext:value-type="string">
            <text:p>GetWriteFn&lt;T&gt;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WriteObjectDelegate</text:p>
          </table:table-cell>
          <table:table-cell office:value-type="string" calcext:value-type="string">
            <text:p>GetWriteF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Raw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escapeSafe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escape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Bool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bool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BuiltIn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Byte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byte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Bytes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Byte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Char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char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DateTime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DateTim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DateTimeOffset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DateTimeOffse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Double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ouble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Decimal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ecimal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EnumFlags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enumFlag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Exception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Float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float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FormattableObjectString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Guid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Int16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int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Int32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int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Int64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integer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LinqBinary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linqBinary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NullableDateTime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ateTim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NullableDateTimeOffset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ateTimeOffse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NullableGuid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NullableTimeSpan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TimeSpa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ObjectString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PropertyName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RawString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table:style-name="ce1" office:value-type="string" calcext:value-type="string">
            <text:p>WriteRawString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TimeSpan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oTimeSpa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UInt16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int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UInt32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uintValu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ublic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WriteUInt64</text:p>
          </table:table-cell>
          <table:table-cell office:value-type="string" calcext:value-type="string">
            <text:p>TextWriter</text:p>
          </table:table-cell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ulongValu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01:14:01.571952794</meta:creation-date>
    <dc:date>2015-03-05T01:38:07.314663180</dc:date>
    <meta:editing-duration>PT8M54S</meta:editing-duration>
    <meta:editing-cycles>4</meta:editing-cycles>
    <meta:generator>LibreOffice/4.2.7.2$Linux_X86_64 LibreOffice_project/420m0$Build-2</meta:generator>
    <meta:document-statistic meta:table-count="1" meta:cell-count="374" meta:object-count="0"/>
  </office:meta>
</office:document-meta>
</file>